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11T05:30:50.1293" calcext:value-type="date">
            <text:p>20260111T0530</text:p>
          </table:table-cell>
          <table:table-cell table:style-name="ce34" table:formula="of:=[.$B$1]" office:value-type="date" office:date-value="2026-01-11T05:30:50.1293" calcext:value-type="date" table:number-columns-spanned="2" table:number-rows-spanned="1">
            <text:p>Sun 01/11/2026 05:30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71" calcext:value-type="float">
            <text:p>171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4T09:31:55.68991" calcext:value-type="date">
            <text:p>20260314T0931</text:p>
          </table:table-cell>
          <table:table-cell table:style-name="ce40" table:formula="of:=[Inventory.$F$2]" office:value-type="date" office:date-value="2026-03-14T09:31:55.68991" calcext:value-type="date" table:number-columns-spanned="2" table:number-rows-spanned="1">
            <text:p>Sat 03/14/2026 09:31</text:p>
          </table:table-cell>
          <table:covered-table-cell/>
          <table:table-cell table:style-name="ce62" table:formula="of:=FLOOR(([.$E$2]-([.$E$3]*200))/20)" office:value-type="float" office:value="8" calcext:value-type="float">
            <text:p>8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57.2702531330556" calcext:value-type="float">
            <text:p>57.3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11" calcext:value-type="float">
            <text:p>11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120" calcext:value-type="float">
            <text:p>212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120" calcext:value-type="float">
            <text:p>2120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0" calcext:value-type="float">
            <text:p>10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6" calcext:value-type="float">
            <text:p>6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42" calcext:value-type="float">
            <text:p>342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2" calcext:value-type="float">
            <text:p>32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9346317956185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11T06:02:50.1293" calcext:value-type="date">
            <text:p>20260111T0602</text:p>
          </table:table-cell>
          <table:table-cell table:style-name="ce34" table:formula="of:=[.B12]" office:value-type="date" office:date-value="2026-01-11T06:02:50.1293" calcext:value-type="date" table:number-columns-spanned="2" table:number-rows-spanned="1">
            <text:p>Sun 01/11/2026 06:02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0158144357412" calcext:value-type="float">
            <text:p>1.70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0316288714824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0068846542099" calcext:value-type="float">
            <text:p>1.70</text:p>
          </table:table-cell>
          <table:table-cell/>
          <table:table-cell table:style-name="ce52" table:formula="of:=-[Inventory.$D$203]" office:value-type="float" office:value="34.0137693084199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8.59821070264762" calcext:value-type="float">
            <text:p>8.60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4T09:31:55.68991" calcext:value-type="date" table:number-columns-spanned="2" table:number-rows-spanned="1">
            <text:p>2026-03-14 09:31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71" calcext:value-type="float">
            <text:p>171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71" calcext:value-type="float">
            <text:p>171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57.2719761895023" calcext:value-type="float">
            <text:p>57.3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06" calcext:value-type="float">
            <text:p>106.0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11T05:28:21.25723" calcext:value-type="date">
            <text:p>20260111T0528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120" calcext:value-type="float">
            <text:p>2120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3:21:44.03853" calcext:value-type="date">
            <text:p>20260108T0321</text:p>
          </table:table-cell>
          <table:table-cell table:style-name="ce78" office:value-type="float" office:value="2229" calcext:value-type="float">
            <text:p>2229</text:p>
          </table:table-cell>
          <table:table-cell table:style-name="ce79" table:formula="of:=IF(ISBLANK([.$A138]);&quot;&quot;;([.$A138]-[.$A137])*24)" office:value-type="float" office:value="36.4176969757536" calcext:value-type="float">
            <text:p>36.4</text:p>
          </table:table-cell>
          <table:table-cell table:style-name="ce81" table:formula="of:=IF(ISBLANK([.$A138]);&quot;&quot;;([.$B138]-[.$B137])/([.$A138]-[.$A137]))" office:value-type="float" office:value="-26.360810257693" calcext:value-type="float">
            <text:p>-26</text:p>
          </table:table-cell>
          <table:table-cell table:style-name="ce81" table:formula="of:=IF(ISBLANK([.A138]);&quot;&quot;;-([.$A138]-[.$A137])*24*60/([.$B138]-[.$B137]))" office:value-type="float" office:value="54.6265454636304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7:57:00.90816" calcext:value-type="date">
            <text:p>20260108T0757</text:p>
          </table:table-cell>
          <table:table-cell table:style-name="ce78" office:value-type="float" office:value="2220" calcext:value-type="float">
            <text:p>2220</text:p>
          </table:table-cell>
          <table:table-cell table:style-name="ce79" table:formula="of:=IF(ISBLANK([.$A139]);&quot;&quot;;([.$A139]-[.$A138])*24)" office:value-type="float" office:value="4.58801934117194" calcext:value-type="float">
            <text:p>4.6</text:p>
          </table:table-cell>
          <table:table-cell table:style-name="ce81" table:formula="of:=IF(ISBLANK([.$A139]);&quot;&quot;;([.$B139]-[.$B138])/([.$A139]-[.$A138]))" office:value-type="float" office:value="-47.0791389351087" calcext:value-type="float">
            <text:p>-47</text:p>
          </table:table-cell>
          <table:table-cell table:style-name="ce81" table:formula="of:=IF(ISBLANK([.A139]);&quot;&quot;;-([.$A139]-[.$A138])*24*60/([.$B139]-[.$B138]))" office:value-type="float" office:value="30.586795607813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07:14:25.91285" calcext:value-type="date">
            <text:p>20260109T0714</text:p>
          </table:table-cell>
          <table:table-cell table:style-name="ce78" office:value-type="float" office:value="2194" calcext:value-type="float">
            <text:p>2194</text:p>
          </table:table-cell>
          <table:table-cell table:style-name="ce79" table:formula="of:=IF(ISBLANK([.$A140]);&quot;&quot;;([.$A140]-[.$A139])*24)" office:value-type="float" office:value="23.2902790813239" calcext:value-type="float">
            <text:p>23.3</text:p>
          </table:table-cell>
          <table:table-cell table:style-name="ce81" table:formula="of:=IF(ISBLANK([.$A140]);&quot;&quot;;([.$B140]-[.$B139])/([.$A140]-[.$A139]))" office:value-type="float" office:value="-26.7922938072638" calcext:value-type="float">
            <text:p>-27</text:p>
          </table:table-cell>
          <table:table-cell table:style-name="ce81" table:formula="of:=IF(ISBLANK([.A140]);&quot;&quot;;-([.$A140]-[.$A139])*24*60/([.$B140]-[.$B139]))" office:value-type="float" office:value="53.7467978799782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14:24:43.77597" calcext:value-type="date">
            <text:p>20260109T1424</text:p>
          </table:table-cell>
          <table:table-cell table:style-name="ce78" office:value-type="float" office:value="2180" calcext:value-type="float">
            <text:p>2180</text:p>
          </table:table-cell>
          <table:table-cell table:style-name="ce79" table:formula="of:=IF(ISBLANK([.$A141]);&quot;&quot;;([.$A141]-[.$A140])*24)" office:value-type="float" office:value="7.17162864521361" calcext:value-type="float">
            <text:p>7.2</text:p>
          </table:table-cell>
          <table:table-cell table:style-name="ce81" table:formula="of:=IF(ISBLANK([.$A141]);&quot;&quot;;([.$B141]-[.$B140])/([.$A141]-[.$A140]))" office:value-type="float" office:value="-46.8512825499196" calcext:value-type="float">
            <text:p>-47</text:p>
          </table:table-cell>
          <table:table-cell table:style-name="ce81" table:formula="of:=IF(ISBLANK([.A141]);&quot;&quot;;-([.$A141]-[.$A140])*24*60/([.$B141]-[.$B140]))" office:value-type="float" office:value="30.7355513366298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10T03:23:28.93586" calcext:value-type="date">
            <text:p>20260110T0323</text:p>
          </table:table-cell>
          <table:table-cell table:style-name="ce78" office:value-type="float" office:value="2160" calcext:value-type="float">
            <text:p>2160</text:p>
          </table:table-cell>
          <table:table-cell table:style-name="ce79" table:formula="of:=IF(ISBLANK([.$A142]);&quot;&quot;;([.$A142]-[.$A141])*24)" office:value-type="float" office:value="12.9792110795386" calcext:value-type="float">
            <text:p>13.0</text:p>
          </table:table-cell>
          <table:table-cell table:style-name="ce81" table:formula="of:=IF(ISBLANK([.$A142]);&quot;&quot;;([.$B142]-[.$B141])/([.$A142]-[.$A141]))" office:value-type="float" office:value="-36.9822169512836" calcext:value-type="float">
            <text:p>-37</text:p>
          </table:table-cell>
          <table:table-cell table:style-name="ce81" table:formula="of:=IF(ISBLANK([.A142]);&quot;&quot;;-([.$A142]-[.$A141])*24*60/([.$B142]-[.$B141]))" office:value-type="float" office:value="38.937633238615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10T17:16:39.62445" calcext:value-type="date">
            <text:p>20260110T1716</text:p>
          </table:table-cell>
          <table:table-cell table:style-name="ce78" office:value-type="float" office:value="2140" calcext:value-type="float">
            <text:p>2140</text:p>
          </table:table-cell>
          <table:table-cell table:style-name="ce79" table:formula="of:=IF(ISBLANK([.$A143]);&quot;&quot;;([.$A143]-[.$A142])*24)" office:value-type="float" office:value="13.8863023848969" calcext:value-type="float">
            <text:p>13.9</text:p>
          </table:table-cell>
          <table:table-cell table:style-name="ce81" table:formula="of:=IF(ISBLANK([.$A143]);&quot;&quot;;([.$B143]-[.$B142])/([.$A143]-[.$A142]))" office:value-type="float" office:value="-34.566437248411" calcext:value-type="float">
            <text:p>-35</text:p>
          </table:table-cell>
          <table:table-cell table:style-name="ce81" table:formula="of:=IF(ISBLANK([.A143]);&quot;&quot;;-([.$A143]-[.$A142])*24*60/([.$B143]-[.$B142]))" office:value-type="float" office:value="41.6589071546908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11T05:28:21.25723" calcext:value-type="date">
            <text:p>20260111T0528</text:p>
          </table:table-cell>
          <table:table-cell table:style-name="ce78" office:value-type="float" office:value="2120" calcext:value-type="float">
            <text:p>2120</text:p>
          </table:table-cell>
          <table:table-cell table:style-name="ce79" table:formula="of:=IF(ISBLANK([.$A144]);&quot;&quot;;([.$A144]-[.$A143])*24)" office:value-type="float" office:value="12.1948979938169" calcext:value-type="float">
            <text:p>12.2</text:p>
          </table:table-cell>
          <table:table-cell table:style-name="ce81" table:formula="of:=IF(ISBLANK([.$A144]);&quot;&quot;;([.$B144]-[.$B143])/([.$A144]-[.$A143]))" office:value-type="float" office:value="-39.3607228402705" calcext:value-type="float">
            <text:p>-39</text:p>
          </table:table-cell>
          <table:table-cell table:style-name="ce81" table:formula="of:=IF(ISBLANK([.A144]);&quot;&quot;;-([.$A144]-[.$A143])*24*60/([.$B144]-[.$B143]))" office:value-type="float" office:value="36.584693981450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7639870893455" calcext:value-type="float">
            <text:p>-38</text:p>
          </table:table-cell>
          <table:table-cell table:style-name="ce68" table:formula="of:=AVERAGE([.$E$3:.$E$200])" office:value-type="float" office:value="41.9346317956185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0137693084199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05:28:16.367004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11T05:31:10.600172402</dc:date>
    <meta:editing-cycles>2669</meta:editing-cycles>
    <meta:editing-duration>P8DT17H23M42S</meta:editing-duration>
    <meta:generator>LibreOffice/24.2.7.2$Linux_X86_64 LibreOffice_project/420$Build-2</meta:generator>
    <meta:document-statistic meta:table-count="3" meta:cell-count="963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5.397172337">
                <text:p>46095.397172337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71">
                <text:p>171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30.1400930385">
                <text:p>46030.1400930385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30.3312605111">
                <text:p>46030.3312605111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031.3016888061">
                <text:p>46031.3016888061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031.6005066663">
                <text:p>46031.6005066663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032.141307128">
                <text:p>46032.141307128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032.7199030608">
                <text:p>46032.7199030608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033.2280238105">
                <text:p>46033.2280238105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